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897cm" style:rel-column-width="45864*"/>
    </style:style>
    <style:style style:name="Table1.B" style:family="table-column">
      <style:table-column-properties style:column-width="2.29cm" style:rel-column-width="8826*"/>
    </style:style>
    <style:style style:name="Table1.C" style:family="table-column">
      <style:table-column-properties style:column-width="2.813cm" style:rel-column-width="10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officeooo:rsid="0010c3ee" officeooo:paragraph-rsid="0010c3ee"/>
    </style:style>
    <style:style style:name="P4" style:family="paragraph" style:parent-style-name="Standard">
      <style:text-properties officeooo:rsid="0010c3ee" officeooo:paragraph-rsid="001209cd"/>
    </style:style>
    <style:style style:name="P5" style:family="paragraph" style:parent-style-name="Standard">
      <style:text-properties officeooo:paragraph-rsid="0010c3ee"/>
    </style:style>
    <style:style style:name="P6" style:family="paragraph" style:parent-style-name="Standard">
      <style:text-properties officeooo:paragraph-rsid="001209cd"/>
    </style:style>
    <style:style style:name="P7" style:family="paragraph" style:parent-style-name="Standard">
      <style:text-properties officeooo:rsid="001209cd" officeooo:paragraph-rsid="001209cd"/>
    </style:style>
    <style:style style:name="P8" style:family="paragraph" style:parent-style-name="Standard">
      <style:text-properties officeooo:rsid="001441a6" officeooo:paragraph-rsid="001441a6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2">
      <style:text-properties officeooo:rsid="00214760"/>
    </style:style>
    <style:style style:name="P11" style:family="paragraph" style:parent-style-name="Standard">
      <style:text-properties officeooo:rsid="003b73c9" officeooo:paragraph-rsid="003b73c9"/>
    </style:style>
    <style:style style:name="P12" style:family="paragraph" style:parent-style-name="Standard">
      <style:text-properties officeooo:rsid="001209cd" officeooo:paragraph-rsid="001209cd"/>
    </style:style>
    <style:style style:name="P13" style:family="paragraph" style:parent-style-name="Standard">
      <style:text-properties officeooo:rsid="003d594a" officeooo:paragraph-rsid="003d594a"/>
    </style:style>
    <style:style style:name="T1" style:family="text">
      <style:text-properties officeooo:rsid="0010c3ee"/>
    </style:style>
    <style:style style:name="T2" style:family="text">
      <style:text-properties officeooo:rsid="001209cd"/>
    </style:style>
    <style:style style:name="T3" style:family="text">
      <style:text-properties officeooo:rsid="00120a84"/>
    </style:style>
    <style:style style:name="T4" style:family="text">
      <style:text-properties officeooo:rsid="00137cb2"/>
    </style:style>
    <style:style style:name="T5" style:family="text">
      <style:text-properties officeooo:rsid="001441a6"/>
    </style:style>
    <style:style style:name="T6" style:family="text">
      <style:text-properties officeooo:rsid="0019d07c"/>
    </style:style>
    <style:style style:name="T7" style:family="text">
      <style:text-properties officeooo:rsid="001b5012"/>
    </style:style>
    <style:style style:name="T8" style:family="text">
      <style:text-properties officeooo:rsid="001f732e"/>
    </style:style>
    <style:style style:name="T9" style:family="text">
      <style:text-properties officeooo:rsid="0022fbad"/>
    </style:style>
    <style:style style:name="T10" style:family="text">
      <style:text-properties officeooo:rsid="00237303"/>
    </style:style>
    <style:style style:name="T11" style:family="text">
      <style:text-properties officeooo:rsid="00367aab"/>
    </style:style>
    <style:style style:name="T12" style:family="text">
      <style:text-properties officeooo:rsid="0038a1f4"/>
    </style:style>
    <style:style style:name="T13" style:family="text">
      <style:text-properties officeooo:rsid="003a1610"/>
    </style:style>
    <style:style style:name="T14" style:family="text">
      <style:text-properties officeooo:rsid="003b73c9"/>
    </style:style>
    <style:style style:name="T15" style:family="text">
      <style:text-properties officeooo:rsid="003bc2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6">LC3 </text:span>Hardware Specification</text:p>
      <text:h text:style-name="Heading_20_1" text:outline-level="1">CPU</text:h>
      <text:p text:style-name="P3">Z80A running at 3.5 Mhz.</text:p>
      <text:p text:style-name="P3">IRQ is called at frame sync rate (50Hz), meant to be used in IM1.</text:p>
      <text:h text:style-name="Heading_20_1" text:outline-level="1">Memory</text:h>
      <text:p text:style-name="P6">ROM “Cartridge” of up to 32k from <text:span text:style-name="T2">$</text:span>0000-<text:span text:style-name="T2">$</text:span>7FFF. </text:p>
      <text:p text:style-name="P4">Do not assume partial decoding works. </text:p>
      <text:p text:style-name="P5"><text:span text:style-name="T1">The area from </text:span><text:span text:style-name="T3">$</text:span><text:span text:style-name="T8">1</text:span><text:span text:style-name="T13">0</text:span><text:span text:style-name="T1">00-</text:span><text:span text:style-name="T3">$</text:span><text:span text:style-name="T8">1</text:span><text:span text:style-name="T13">3</text:span><text:span text:style-name="T1">FF contains the ROM based user defined graphics </text:span><text:span text:style-name="T3">(as well as the vectors)</text:span><text:span text:style-name="T1">, these are graphics numbers </text:span><text:span text:style-name="T3">$</text:span><text:span text:style-name="T1">00-</text:span><text:span text:style-name="T3">$</text:span><text:span text:style-name="T1">7F. </text:span></text:p>
      <text:p text:style-name="P7">RAM Memory, 1k by default from $8000-$83FF. </text:p>
      <text:p text:style-name="P7">This can be expanded as far as 64k.</text:p>
      <text:h text:style-name="Heading_20_1" text:outline-level="1">Graphics</text:h>
      <text:p text:style-name="P7">The screen is a 32 x 20 character screen (640 bytes). The graphic numbers are stored at $8000-$827F. <text:s/></text:p>
      <text:p text:style-name="P7">The attributes are stored in 32 x 2<text:span text:style-name="T10">4</text:span> Nibbles (e.g. 3<text:span text:style-name="T10">84</text:span> bytes), these are stored from $82<text:span text:style-name="T12">8</text:span>0-$83FF. <text:span text:style-name="T3">The low byte is the left hand pixel. The 4 bit attributes are the same as the Spectrum (e.g. half bright).<text:tab/>.</text:span></text:p>
      <text:p text:style-name="P7">RAM UDGs are stored from $8000-$83FF and are graphics numbers <text:span text:style-name="T3">$80-$FF. </text:span><text:span text:style-name="T14">However only $82C0-$82FF is actually available for this (the rest is character or colour RAM) which is chaacters 216-223 ($D8-$</text:span><text:span text:style-name="T15">DF</text:span><text:span text:style-name="T14">). </text:span><text:span text:style-name="T15">In practice it is pretty desperate for RAM memory :)</text:span></text:p>
      <text:p text:style-name="P13">Extra RAM can be extracted by setting all the attributes for a line to the same as the background ; that character code space is then available for use.</text:p>
      <text:h text:style-name="Heading_20_1" text:outline-level="1">Alternative behaviour with more RAM</text:h>
      <text:p text:style-name="P11">The ‘extension’ flag does the following :-</text:p>
      <text:p text:style-name="P11">1) Moves the attribute RAM to $8680-87FF ; mapping is otherwise unchanged. This allows the full 32x24 character display to be shown (it is truncated normall) which occupies $8000-$82FF.</text:p>
      <text:p text:style-name="P11">2) UDG RAM space is moved from $8000-$83FF to $8400-$87FF</text:p>
      <text:h text:style-name="P9" text:outline-level="2">Mapping a Graphics Cell Address to an Attribute Address</text:h>
      <text:p text:style-name="Standard">This <text:span text:style-name="T4">requires a little bit of tweaking, but it is not difficult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Action</text:p>
          </table:table-cell>
          <table:table-cell table:style-name="Table1.A1" office:value-type="string">
            <text:p text:style-name="P1">Cell start</text:p>
          </table:table-cell>
          <table:table-cell table:style-name="Table1.C1" office:value-type="string">
            <text:p text:style-name="P1">Cell end</text:p>
          </table:table-cell>
        </table:table-row>
        <table:table-row>
          <table:table-cell table:style-name="Table1.A2" office:value-type="string">
            <text:p text:style-name="Table_20_Contents">Start value</text:p>
          </table:table-cell>
          <table:table-cell table:style-name="Table1.A2" office:value-type="string">
            <text:p text:style-name="P2">$8010</text:p>
          </table:table-cell>
          <table:table-cell table:style-name="Table1.C2" office:value-type="string">
            <text:p text:style-name="P2">$8210</text:p>
          </table:table-cell>
        </table:table-row>
        <table:table-row>
          <table:table-cell table:style-name="Table1.A2" office:value-type="string">
            <text:p text:style-name="Table_20_Contents">Make it an offset from start</text:p>
          </table:table-cell>
          <table:table-cell table:style-name="Table1.A2" office:value-type="string">
            <text:p text:style-name="P2">$0010</text:p>
          </table:table-cell>
          <table:table-cell table:style-name="Table1.C2" office:value-type="string">
            <text:p text:style-name="P2">$0210</text:p>
          </table:table-cell>
        </table:table-row>
        <table:table-row>
          <table:table-cell table:style-name="Table1.A2" office:value-type="string">
            <text:p text:style-name="Table_20_Contents">Shift Right once (<text:span text:style-name="T7">bytes → </text:span>nibbles) – <text:span text:style-name="T9">carry describs nible half</text:span></text:p>
          </table:table-cell>
          <table:table-cell table:style-name="Table1.A2" office:value-type="string">
            <text:p text:style-name="P2">$0008</text:p>
          </table:table-cell>
          <table:table-cell table:style-name="Table1.C2" office:value-type="string">
            <text:p text:style-name="P2">$0108</text:p>
          </table:table-cell>
        </table:table-row>
        <table:table-row>
          <table:table-cell table:style-name="Table1.A2" office:value-type="string">
            <text:p text:style-name="Table_20_Contents">Xor address High with <text:span text:style-name="T5">$8</text:span>3</text:p>
          </table:table-cell>
          <table:table-cell table:style-name="Table1.A2" office:value-type="string">
            <text:p text:style-name="P2">$<text:span text:style-name="T5">8</text:span>308</text:p>
          </table:table-cell>
          <table:table-cell table:style-name="Table1.C2" office:value-type="string">
            <text:p text:style-name="P2">$<text:span text:style-name="T5">8</text:span>208</text:p>
          </table:table-cell>
        </table:table-row>
        <table:table-row>
          <table:table-cell table:style-name="Table1.A2" office:value-type="string">
            <text:p text:style-name="Table_20_Contents">Xor address Low with $80</text:p>
          </table:table-cell>
          <table:table-cell table:style-name="Table1.A2" office:value-type="string">
            <text:p text:style-name="P2">$<text:span text:style-name="T5">8</text:span>388</text:p>
          </table:table-cell>
          <table:table-cell table:style-name="Table1.C2" office:value-type="string">
            <text:p text:style-name="P2">$<text:span text:style-name="T5">8</text:span>288</text:p>
          </table:table-cell>
        </table:table-row>
      </table:table>
      <text:p text:style-name="Standard"/>
      <text:p text:style-name="P8">The range for attributes maps $000-$280 <text:span text:style-name="T11">(screen)</text:span> onto $280-$3FF. <text:span text:style-name="T11">(attrobute)</text:span></text:p>
      <text:h text:style-name="Heading_20_1" text:outline-level="1">Other Devices</text:h>
      <text:p text:style-name="P7">Standard Sinclair Joystick (port $FE)</text:p>
      <text:p text:style-name="P7">Beeper (port $FE)</text:p>
      <text:p text:style-name="P7">Cassette I/O as per the Sinclair specification (port $FE)</text:p>
      <text:h text:style-name="P10" text:outline-level="2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8:13:17.075548812</meta:creation-date>
    <meta:generator>LibreOffice/7.6.2.1$Linux_X86_64 LibreOffice_project/60$Build-1</meta:generator>
    <dc:date>2023-10-12T03:55:23.039033389</dc:date>
    <meta:editing-duration>PT1H14M1S</meta:editing-duration>
    <meta:editing-cycles>32</meta:editing-cycles>
    <meta:document-statistic meta:table-count="1" meta:image-count="0" meta:object-count="0" meta:page-count="2" meta:paragraph-count="44" meta:word-count="346" meta:character-count="2006" meta:non-whitespace-character-count="1697"/>
  </office:meta>
</office:document-meta>
</file>